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74pt solid #000000"/>
      <style:text-properties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AsmblNewResX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AsmblNewResY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AsmblNewOffset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mblNewOffset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mblOrgResX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string" calcext:value-type="string">
            <text:p>AsmblOrgResY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8" office:value-type="string" calcext:value-type="string">
            <text:p>Test X</text:p>
          </table:table-cell>
          <table:table-cell table:style-name="ce9" office:value-type="float" office:value="1287" calcext:value-type="float">
            <text:p>1287</text:p>
          </table:table-cell>
          <table:table-cell/>
        </table:table-row>
        <table:table-row table:style-name="ro1">
          <table:table-cell table:style-name="ce8" office:value-type="string" calcext:value-type="string">
            <text:p>Test Y</text:p>
          </table:table-cell>
          <table:table-cell table:style-name="ce9" office:value-type="float" office:value="662" calcext:value-type="float">
            <text:p>662</text:p>
          </table:table-cell>
          <table:table-cell/>
        </table:table-row>
        <table:table-row table:style-name="ro1">
          <table:table-cell table:style-name="ce9" office:value-type="string" calcext:value-type="string">
            <text:p>Output X</text:p>
          </table:table-cell>
          <table:table-cell table:style-name="ce8" table:formula="of:=INT([.B9]/[.B5]*[.B1]+[.B3])" office:value-type="float" office:value="965" calcext:value-type="float">
            <text:p>965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table:style-name="ce9" office:value-type="string" calcext:value-type="string">
            <text:p>Output Y</text:p>
          </table:table-cell>
          <table:table-cell table:style-name="ce8" table:formula="of:=INT([.B10]/[.B6]*[.B2]+[.B4])" office:value-type="float" office:value="496" calcext:value-type="float">
            <text:p>496</text:p>
          </table:table-cell>
          <table:table-cell/>
        </table:table-row>
        <table:table-row table:style-name="ro1" table:number-rows-repeated="4"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1080p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1440p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4k (2160p)</text:p>
          </table:table-cell>
          <table:table-cell office:value-type="float" office:value="3840" calcext:value-type="float">
            <text:p>3840</text:p>
          </table:table-cell>
          <table:table-cell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 style:data-style-name="N2" text:time-value="12:58:51.52257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ad Sutton</meta:initial-creator>
    <meta:creation-date>2023-10-15T20:29:14.198000000</meta:creation-date>
    <dc:date>2026-03-14T15:44:37.308445300</dc:date>
    <meta:editing-duration>PT3H56M39S</meta:editing-duration>
    <meta:editing-cycles>6</meta:editing-cycles>
    <meta:generator>LibreOffice/25.8.4.2$Windows_X86_64 LibreOffice_project/290daaa01b999472f0c7a3890eb6a550fd74c6df</meta:generator>
    <meta:document-statistic meta:table-count="1" meta:cell-count="30" meta:object-count="0"/>
  </office:meta>
</office:document-meta>
</file>